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29da89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text-properties officeooo:paragraph-rsid="0c8b5238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d09f881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5d07c4"/>
    </style:style>
    <style:style style:name="P62" style:family="paragraph" style:parent-style-name="Standard">
      <style:text-properties officeooo:paragraph-rsid="0d8c21b9"/>
    </style:style>
    <style:style style:name="P63" style:family="paragraph" style:parent-style-name="Standard">
      <style:text-properties officeooo:paragraph-rsid="0d72706e"/>
    </style:style>
    <style:style style:name="P64" style:family="paragraph" style:parent-style-name="Standard">
      <style:text-properties officeooo:paragraph-rsid="0dbec325"/>
    </style:style>
    <style:style style:name="P65" style:family="paragraph" style:parent-style-name="Standard">
      <style:text-properties officeooo:paragraph-rsid="0dedec60"/>
    </style:style>
    <style:style style:name="P66" style:family="paragraph" style:parent-style-name="Standard">
      <style:text-properties officeooo:paragraph-rsid="0e03342d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0e051aee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1c509"/>
    </style:style>
    <style:style style:name="P73" style:family="paragraph" style:parent-style-name="Standard">
      <style:text-properties officeooo:paragraph-rsid="0e671814"/>
    </style:style>
    <style:style style:name="P74" style:family="paragraph" style:parent-style-name="Standard">
      <style:text-properties officeooo:paragraph-rsid="0e82f1b0"/>
    </style:style>
    <style:style style:name="P75" style:family="paragraph" style:parent-style-name="Standard">
      <style:text-properties officeooo:paragraph-rsid="0e8aa5aa"/>
    </style:style>
    <style:style style:name="P76" style:family="paragraph" style:parent-style-name="Standard">
      <style:text-properties officeooo:rsid="0e8aa5aa" officeooo:paragraph-rsid="0e8aa5aa"/>
    </style:style>
    <style:style style:name="P77" style:family="paragraph" style:parent-style-name="Standard">
      <style:text-properties officeooo:paragraph-rsid="0eb9c424"/>
    </style:style>
    <style:style style:name="P78" style:family="paragraph" style:parent-style-name="Footnote">
      <style:text-properties officeooo:rsid="043ccc66" officeooo:paragraph-rsid="0e849f1d"/>
    </style:style>
    <style:style style:name="P7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0" style:family="paragraph" style:parent-style-name="Standard">
      <style:text-properties officeooo:paragraph-rsid="0ecd4bf5"/>
    </style:style>
    <style:style style:name="P81" style:family="paragraph" style:parent-style-name="Footnote">
      <style:text-properties officeooo:paragraph-rsid="0ef8320a"/>
    </style:style>
    <style:style style:name="P82" style:family="paragraph" style:parent-style-name="Footnote">
      <style:text-properties officeooo:paragraph-rsid="0f025efd"/>
    </style:style>
    <style:style style:name="P83" style:family="paragraph" style:parent-style-name="Footnote">
      <style:text-properties officeooo:paragraph-rsid="0f051f9f"/>
    </style:style>
    <style:style style:name="P84" style:family="paragraph" style:parent-style-name="Standard">
      <style:text-properties officeooo:paragraph-rsid="0f0649dd"/>
    </style:style>
    <style:style style:name="P85" style:family="paragraph" style:parent-style-name="Footnote">
      <style:text-properties officeooo:paragraph-rsid="0f140c00"/>
    </style:style>
    <style:style style:name="P86" style:family="paragraph" style:parent-style-name="Standard">
      <style:text-properties officeooo:paragraph-rsid="0f2db54e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8" style:family="paragraph" style:parent-style-name="Footnote">
      <style:text-properties officeooo:paragraph-rsid="0f41a60d"/>
    </style:style>
    <style:style style:name="P89" style:family="paragraph" style:parent-style-name="Standard">
      <style:text-properties officeooo:paragraph-rsid="0f466349"/>
    </style:style>
    <style:style style:name="P90" style:family="paragraph" style:parent-style-name="Footnote">
      <style:text-properties officeooo:paragraph-rsid="0f12f362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0f48ecf4" style:font-size-asian="12pt" style:font-size-complex="12pt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9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5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5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2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53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7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9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0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81" style:family="text">
      <style:text-properties fo:color="#000000" loext:opacity="100%" style:font-name="Liberation Sans" fo:font-size="12pt" style:font-size-asian="12pt" style:font-size-complex="12pt"/>
    </style:style>
    <style:style style:name="T28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3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84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5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font-name="Liberation Sans" officeooo:rsid="047da547"/>
    </style:style>
    <style:style style:name="T30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3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0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9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0" style:family="text">
      <style:text-properties style:use-window-font-color="true" loext:opacity="0%" style:font-name="Liberation Sans" fo:font-size="12pt" style:font-size-asian="12pt" style:font-size-complex="12pt"/>
    </style:style>
    <style:style style:name="T321" style:family="text">
      <style:text-properties officeooo:rsid="04473353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officeooo:rsid="0e59b6fb" style:font-weight-asian="bold" style:font-weight-complex="bold"/>
    </style:style>
    <style:style style:name="T324" style:family="text">
      <style:text-properties officeooo:rsid="0aace3cd"/>
    </style:style>
    <style:style style:name="T325" style:family="text">
      <style:text-properties fo:font-size="10pt" style:font-size-asian="10pt" style:font-size-complex="10pt"/>
    </style:style>
    <style:style style:name="T326" style:family="text">
      <style:text-properties officeooo:rsid="0394a435"/>
    </style:style>
    <style:style style:name="T32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0" style:family="text">
      <style:text-properties officeooo:rsid="0cf7e116"/>
    </style:style>
    <style:style style:name="T331" style:family="text">
      <style:text-properties officeooo:rsid="0b952edb"/>
    </style:style>
    <style:style style:name="T332" style:family="text">
      <style:text-properties loext:padding="0.049cm" loext:border="0.31pt solid #000000"/>
    </style:style>
    <style:style style:name="T333" style:family="text">
      <style:text-properties officeooo:rsid="0eef9ccc"/>
    </style:style>
    <style:style style:name="T334" style:family="text">
      <style:text-properties officeooo:rsid="0e5e443a"/>
    </style:style>
    <style:style style:name="T335" style:family="text">
      <style:text-properties officeooo:rsid="0efc0412"/>
    </style:style>
    <style:style style:name="T336" style:family="text">
      <style:text-properties officeooo:rsid="0f064ef4"/>
    </style:style>
    <style:style style:name="T337" style:family="text">
      <style:text-properties officeooo:rsid="0e80285f"/>
    </style:style>
    <style:style style:name="T338" style:family="text">
      <style:text-properties officeooo:rsid="0e838e2a"/>
    </style:style>
    <style:style style:name="T339" style:family="text">
      <style:text-properties officeooo:rsid="0e83c34e"/>
    </style:style>
    <style:style style:name="T340" style:family="text">
      <style:text-properties officeooo:rsid="0f1609ab"/>
    </style:style>
    <style:style style:name="T341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2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3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4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8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9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0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2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3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4" style:family="text">
      <style:text-properties fo:color="#808080" loext:opacity="100%" style:font-name="Liberation Sans" fo:font-size="12pt" style:font-size-asian="12pt" style:font-size-complex="12pt"/>
    </style:style>
    <style:style style:name="T355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6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T237">C</text:span><text:span text:style-name="T236">hecklist voor </text:span><text:span text:style-name="T238">de installatie</text:span><text:span text:style-name="T236"> van </text:span><text:reference-mark-start text:name="Distributie"/><text:span text:style-name="T239">Debian</text:span><text:reference-mark-end text:name="Distributie"/><text:span text:style-name="T240"> </text:span><text:span text:style-name="T241">GNU/Linux </text:span><text:reference-mark-start text:name="Versie"/><text:span text:style-name="T239">1</text:span><text:span text:style-name="T242">1</text:span><text:reference-mark-end text:name="Versie"/><text:span text:style-name="Strong_20_Emphasis"><text:span text:style-name="T277"> </text:span></text:span><text:span text:style-name="Strong_20_Emphasis"><text:span text:style-name="T278">LTS</text:span></text:span><text:span text:style-name="T243"><text:note text:id="ftn1" text:note-class="footnote"><text:note-citation>1</text:note-citation><text:note-body><text:p text:style-name="P28"><text:span text:style-name="T326">Deze versie </text:span><text:span text:style-name="T326"><text:reference-ref text:reference-format="text" text:ref-name="Versie">11</text:reference-ref></text:span><text:span text:style-name="T340"><text:s/></text:span><text:span text:style-name="T285">is een zogenaamde LTS-versie (</text:span><text:span text:style-name="T286">LTS=</text:span><text:span text:style-name="T285">Long-Term Support, langetermijnondersteuning).<text:line-break/></text:span><text:span text:style-name="T287">Deze</text:span><text:span text:style-name="T285"> LTS-versie wordt </text:span><text:span text:style-name="T294">vanaf vrijgave (</text:span><text:span text:style-name="T292">augustus 2021</text:span><text:span text:style-name="T294">) </text:span><text:span text:style-name="T293">vijf</text:span><text:span text:style-name="T285"> jaar ondersteund</text:span><text:span text:style-name="T289"> </text:span><text:span text:style-name="T285">(tot </text:span><text:span text:style-name="T292">augustus</text:span><text:span text:style-name="T287"> </text:span><text:span text:style-name="T285">202</text:span><text:span text:style-name="T288">6</text:span><text:span text:style-name="T289">)</text:span><text:span text:style-name="T290">.</text:span></text:p></text:note-body></text:note></text:span><text:span text:style-name="T246"> </text:span><text:reference-mark-start text:name="Editie"/><text:span text:style-name="T247">D</text:span><text:span text:style-name="T245">esktop</text:span><text:reference-mark-end text:name="Editie"/><text:span text:style-name="T244"> </text:span><text:span text:style-name="T246">(</text:span><text:span text:style-name="T248">B</text:span><text:span text:style-name="T249">ullseye</text:span><text:span text:style-name="T246">).</text:span></text:p>
      <text:p text:style-name="P4"/>
      <text:p text:style-name="P86"><text:span text:style-name="T35">Kijk op</text:span><text:span text:style-name="T269"> </text:span><text:a xlink:type="simple" xlink:href="https://karelzimmer.nl/" text:style-name="Internet_20_link" text:visited-style-name="Visited_20_Internet_20_Link"><text:span text:style-name="T9">karelzimmer.nl</text:span></text:a><text:span text:style-name="T269"> </text:span><text:span text:style-name="T295">voor</text:span><text:span text:style-name="T296"> </text:span><text:span text:style-name="T297">deze en andere </text:span><text:span text:style-name="T298">Linux documenten</text:span><text:span text:style-name="T36">, scripts, </text:span><text:span text:style-name="T37">en informatie</text:span><text:span text:style-name="T36">.</text:span></text:p>
      <text:p text:style-name="P4"/>
      <text:p text:style-name="P4"><text:span text:style-name="T27">D</text:span><text:span text:style-name="T26">it is een invulbare PD</text:span><text:span text:style-name="T28">F</text:span><text:span text:style-name="T26"> met tekst- en keuzevakken; </text:span><text:span text:style-name="T29">a</text:span><text:span text:style-name="T26">fdrukken is niet noodzakelijk.</text:span></text:p>
      <text:p text:style-name="P37"/>
      <text:p text:style-name="P36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299">(zie toelichting)</text:span><text:span text:style-name="T19">:</text:span></text:p>
      <text:p text:style-name="P31"><text:span text:style-name="Definition"><text:span text:style-name="T301">g</text:span></text:span><text:span text:style-name="Definition"><text:span text:style-name="T300">ebruiker</text:span></text:span><text:span text:style-name="Definition"><text:span text:style-name="T304"><text:tab/><text:tab/></text:span></text:span><text:span text:style-name="Definition"><text:span text:style-name="T320"> <text:tab/><text:tab/></text:span></text:span><text:span text:style-name="T305"><draw:control text:anchor-type="as-char" svg:y="-0.429cm" draw:z-index="8" draw:name="Gebruiker" draw:style-name="gr2" draw:text-style-name="P97" svg:width="6.061cm" svg:height="0.6cm" draw:control="control9"><svg:title>Gebruiker</svg:title><svg:desc>Volledige naam, bijv. Jan Stek</svg:desc></draw:control></text:span><text:span text:style-name="T305"><text:tab/></text:span><text:span text:style-name="T306">(</text:span><text:span text:style-name="T302">volledige naam, bijv. </text:span><text:span text:style-name="T318">J</text:span><text:span text:style-name="T319">a</text:span><text:span text:style-name="T318">n </text:span><text:span text:style-name="T319">Jansen</text:span><text:span text:style-name="T303">)</text:span></text:p>
      <text:p text:style-name="Standard"><text:span text:style-name="Definition"><text:span text:style-name="T301">g</text:span></text:span><text:span text:style-name="Definition"><text:span text:style-name="T300">ebruikersnaam<text:tab/></text:span></text:span><text:span text:style-name="Definition"><text:span text:style-name="T300"><draw:control text:anchor-type="as-char" svg:y="-0.429cm" draw:z-index="9" draw:name="Gberuikersnaam" draw:style-name="gr2" draw:text-style-name="P97" svg:width="6.061cm" svg:height="0.6cm" draw:control="control10"><svg:title>Gebruikersnaam</svg:title><svg:desc>Korte naam, bijv. jan</svg:desc></draw:control></text:span></text:span><text:span text:style-name="Definition"><text:span text:style-name="T300"><text:tab/></text:span></text:span><text:span text:style-name="T10">(korte naam, bijv. </text:span><text:span text:style-name="T267">j</text:span><text:span text:style-name="T268">a</text:span><text:span text:style-name="T267">n</text:span><text:span text:style-name="T10">)</text:span></text:p>
      <text:p text:style-name="P30"><text:span text:style-name="Definition"><text:span text:style-name="T308">c</text:span></text:span><text:span text:style-name="Definition"><text:span text:style-name="T307">omputernaam<text:tab/><text:tab/></text:span></text:span><text:span text:style-name="Definition"><text:span text:style-name="T305"><draw:control text:anchor-type="as-char" svg:y="-0.429cm" draw:z-index="10" draw:name="Computernaam" draw:style-name="gr2" draw:text-style-name="P97" svg:width="6.061cm" svg:height="0.6cm" draw:control="control11"><svg:title>Computernaam</svg:title><svg:desc>Unieke naam van de computer</svg:desc></draw:control></text:span></text:span><text:span text:style-name="Definition"><text:span text:style-name="T305"><text:tab/></text:span></text:span><text:span text:style-name="Definition"><text:span text:style-name="T311">(</text:span></text:span><text:span text:style-name="Definition"><text:span text:style-name="T312">naam van de compute</text:span></text:span><text:span text:style-name="Definition"><text:span text:style-name="T313">r, </text:span></text:span><text:span text:style-name="Definition"><text:span text:style-name="T314">bijv. p</text:span></text:span><text:span text:style-name="Definition"><text:span text:style-name="T315">c02</text:span></text:span><text:span text:style-name="Definition"><text:span text:style-name="T311">)</text:span></text:span></text:p>
      <text:p text:style-name="P30"><text:span text:style-name="Definition"><text:span text:style-name="T301">o</text:span></text:span><text:span text:style-name="Definition"><text:span text:style-name="T300">pstartmenu</text:span></text:span><text:span text:style-name="Definition"><text:span text:style-name="T305"><text:tab/><text:tab/><text:tab/></text:span></text:span><text:span text:style-name="Definition"><text:span text:style-name="T305"><draw:control text:anchor-type="as-char" svg:y="-0.429cm" draw:z-index="11" draw:name="Opstartmenu" draw:style-name="gr2" draw:text-style-name="P97" svg:width="6.061cm" svg:height="0.6cm" draw:control="control12"><svg:title>Opstartmenu</svg:title><svg:desc>Toets voor het opstartmenu ("bootmenu")</svg:desc></draw:control></text:span></text:span><text:span text:style-name="Definition"><text:span text:style-name="T305"><text:tab/></text:span></text:span><text:span text:style-name="Definition"><text:span text:style-name="T311">(</text:span></text:span><text:span text:style-name="Definition"><text:span text:style-name="T312">to</text:span></text:span><text:span text:style-name="Definition"><text:span text:style-name="T316">ets voor het opstartmedium</text:span></text:span><text:span text:style-name="Definition"><text:span text:style-name="T317">)</text:span></text:span></text:p>
      <text:p text:style-name="P30"><text:span text:style-name="Definition"><text:span text:style-name="T309">i</text:span></text:span><text:span text:style-name="Definition"><text:span text:style-name="T310">nstellingen</text:span></text:span><text:span text:style-name="T311"><text:tab/> <text:tab/><text:tab/></text:span><text:span text:style-name="T311"><draw:control text:anchor-type="as-char" svg:y="-0.429cm" draw:z-index="7" draw:name="Instellingen" draw:style-name="gr2" draw:text-style-name="P97" svg:width="6.061cm" svg:height="0.6cm" draw:control="control8"><svg:title>Instellingen</svg:title><svg:desc>Toets voor het BIOS/UEFI-scherm ("setup")</svg:desc></draw:control></text:span><text:span text:style-name="T311"><text:tab/>(</text:span><text:span text:style-name="T312">toets voor het BIOS/UEFI-scherm</text:span><text:span text:style-name="T311">)</text:span></text:p>
      <text:p text:style-name="P33"><text:span text:style-name="Definition"><text:span text:style-name="T342">g</text:span></text:span><text:span text:style-name="Definition"><text:span text:style-name="T341">ebruiker</text:span></text:span><text:span text:style-name="Definition"><text:span text:style-name="T343">2</text:span></text:span><text:span text:style-name="Definition"><text:span text:style-name="T344"><text:tab/></text:span></text:span><text:span text:style-name="Definition"><text:span text:style-name="T354"> <text:tab/><text:tab/></text:span></text:span><text:span text:style-name="T345"><draw:control text:anchor-type="as-char" svg:y="-0.429cm" draw:z-index="18" draw:name="Gebruiker 1" draw:style-name="gr2" draw:text-style-name="P97" svg:width="6.061cm" svg:height="0.6cm" draw:control="control19"><svg:title>Gebruiker</svg:title><svg:desc>Volledige naam, bijv. Jan Stek</svg:desc></draw:control></text:span><text:span text:style-name="T345"><text:tab/></text:span><text:span text:style-name="T346">(</text:span><text:span text:style-name="T347">volledige naam </text:span><text:span text:style-name="T348">evt. 2</text:span><text:span text:style-name="T355">e</text:span><text:span text:style-name="T348"> gebruiker</text:span><text:span text:style-name="T349">)</text:span></text:p>
      <text:p text:style-name="P80"><text:span text:style-name="Definition"><text:span text:style-name="T342">g</text:span></text:span><text:span text:style-name="Definition"><text:span text:style-name="T341">ebruikersnaam</text:span></text:span><text:span text:style-name="Definition"><text:span text:style-name="T343">2</text:span></text:span><text:span text:style-name="Definition"><text:span text:style-name="T350"><text:tab/></text:span></text:span><text:span text:style-name="Definition"><text:span text:style-name="T350"><draw:control text:anchor-type="as-char" svg:y="-0.429cm" draw:z-index="19" draw:name="Gberuikersnaam 1" draw:style-name="gr2" draw:text-style-name="P97" svg:width="6.061cm" svg:height="0.6cm" draw:control="control20"><svg:title>Gebruikersnaam</svg:title><svg:desc>Korte naam, bijv. jan</svg:desc></draw:control></text:span></text:span><text:span text:style-name="Definition"><text:span text:style-name="T350"><text:tab/></text:span></text:span><text:span text:style-name="T351">(korte naam</text:span><text:span text:style-name="T352"> </text:span><text:span text:style-name="T353">evt. 2</text:span><text:span text:style-name="T356">e</text:span><text:span text:style-name="T353"> gebruiker</text:span><text:span text:style-name="T351">)</text:span></text:p>
      <text:p text:style-name="P33"><text:span text:style-name="T255">Vervang </text:span><text:span text:style-name="Definition"><text:span text:style-name="T12">schuingedrukte</text:span></text:span><text:span text:style-name="T255"> </text:span><text:span text:style-name="T256">woorden </text:span><text:span text:style-name="T255">in deze checklist door </text:span><text:span text:style-name="T256">boven</text:span><text:span text:style-name="T255">staande waarden.</text:span></text:p>
      <text:p text:style-name="P38"/>
      <text:p text:style-name="P32"><text:span text:style-name="Strong_20_Emphasis"><text:span text:style-name="T263"/></text:span></text:p>
      <text:p text:style-name="P34"><text:span text:style-name="T265">Nog niet op Linux?</text:span><text:span text:style-name="T257"><text:tab/></text:span><text:span text:style-name="T260"><text:tab/></text:span><text:span text:style-name="T261">G</text:span><text:span text:style-name="T254">ebruik </text:span><text:span text:style-name="Strong_20_Emphasis"><text:span text:style-name="T266">Checklist migratie</text:span></text:span><text:span text:style-name="T254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8"> onder </text:span><text:span text:style-name="T264">Linux</text:span><text:span text:style-name="T259">.</text:span></text:p>
      <text:p text:style-name="P22"><text:span text:style-name="T234">Nieuwe installatie?</text:span><text:span text:style-name="T229"><text:tab/></text:span><text:span text:style-name="T231"></text:span><text:span text:style-name="T233"><text:tab/></text:span><text:span text:style-name="T232">B</text:span><text:span text:style-name="T229">egin bij hoofdstuk </text:span><text:span text:style-name="T234"><text:bookmark-ref text:reference-format="page" text:ref-name="__RefNumPara__4009_1271708128">2</text:bookmark-ref></text:span><text:span text:style-name="T234"><text:s text:c="2"/></text:span><text:span text:style-name="T235"><text:bookmark-ref text:reference-format="text" text:ref-name="__RefNumPara__4009_1271708128">Installatie uitvoeren</text:bookmark-ref></text:span><text:span text:style-name="T230">.</text:span></text:p>
      <text:p text:style-name="P29"><text:span text:style-name="Strong_20_Emphasis"><text:span text:style-name="T262"/></text:span></text:p>
      <text:p text:style-name="P29"><text:span text:style-name="Strong_20_Emphasis"><text:span text:style-name="T262"/></text:span></text:p>
      <text:list xml:id="list1191872704"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0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6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7"><text:note text:id="ftn2" text:note-class="footnote"><text:note-citation>2</text:note-citation><text:note-body><text:p text:style-name="P26"><text:span text:style-name="T195">E</text:span><text:span text:style-name="T198">v</text:span><text:span text:style-name="T199">en</text:span><text:span text:style-name="T201">t</text:span><text:span text:style-name="T202">uele </text:span><text:span text:style-name="T203">extra </text:span><text:span text:style-name="T205">gebruiker</text:span><text:span text:style-name="T203">s aanmelden </text:span><text:span text:style-name="T204">en dezelfde stappen uitvoeren</text:span><text:span text:style-name="T200">.</text:span></text:p></text:note-body></text:note></text:span></text:span><text:span text:style-name="Strong_20_Emphasis"><text:span text:style-name="T57">.</text:span></text:span></text:p>
          </table:table-cell>
        </table:table-row>
        <table:table-row table:style-name="TableLine93901390995184">
          <table:table-cell table:style-name="_31_._5f_Installatie_5f_voorbereiden.A1" office:value-type="string">
            <text:p text:style-name="P49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3901390995744">
          <table:table-cell table:style-name="_31_._5f_Installatie_5f_voorberei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12" draw:name="Vorm4" draw:style-name="gr1" draw:text-style-name="P96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3" text:note-class="footnote"><text:note-citation>3</text:note-citation><text:note-body><text:p text:style-name="P90"><text:span text:style-name="T338">Debian-</text:span><text:span text:style-name="T339">p</text:span>akket kz plaatst documenten en scripts van Karel Zimmer <text:span text:style-name="T337">(zie </text:span><text:a xlink:type="simple" xlink:href="https://karelzimmer.nl/" text:style-name="Internet_20_link" text:visited-style-name="Visited_20_Internet_20_Link"><text:span text:style-name="Strong_20_Emphasis"><text:span text:style-name="T329">karelzimmer.nl</text:span></text:span></text:a><text:span text:style-name="Strong_20_Emphasis"><text:span text:style-name="T222">) </text:span></text:span>voor het installeren en beheren van Debian en op Debian gebaseerd systeem zoals Ubuntu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4" text:note-class="footnote"><text:note-citation>4</text:note-citation><text:note-body><text:p text:style-name="P23"><text:span text:style-name="T250">De </text:span><text:span text:style-name="T251">Super</text:span><text:span text:style-name="T250">-toets is de Windows</text:span><text:span text:style-name="T252">-</text:span><text:span text:style-name="T253">toets</text:span><text:span text:style-name="T250">, </text:span><text:span text:style-name="T252">C</text:span><text:span text:style-name="T250">ommand-</text:span><text:span text:style-name="T253">toets</text:span><text:span text:style-name="T250">, of </text:span><text:span text:style-name="T252">V</text:span><text:span text:style-name="T250">ergrootglas-toets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1">ter</text:span></text:span><text:span text:style-name="Strong_20_Emphasis"><text:span text:style-name="T122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3">Terminalvenster</text:span></text:span><text:span text:style-name="Strong_20_Emphasis"><text:span text:style-name="T67">.</text:span></text:span><text:span text:style-name="Strong_20_Emphasis"><text:span text:style-name="T64"> </text:span></text:span></text:p>
          </table:table-cell>
        </table:table-row>
        <table:table-row table:style-name="TableLine93901390996416">
          <table:table-cell table:style-name="_31_._5f_Installatie_5f_voorbereiden.A1" office:value-type="string">
            <text:p text:style-name="P60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4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69">z</text:span></text:span><text:span text:style-name="Strong_20_Emphasis"><text:span text:style-name="T64">e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/text:p>
            <text:p text:style-name="P64"><text:span text:style-name="User_20_Entry"><text:span text:style-name="T31"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 table:style-name="TableLine93901390997040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6"><text:span text:style-name="T3">V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 table:style-name="TableLine93901390997664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3901390998288">
          <table:table-cell table:style-name="_31_._5f_Installatie_5f_voorberei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0">Bereid de installatie voor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73">druk </text:span></text:span><text:span text:style-name="Strong_20_Emphasis"><text:span text:style-name="T74">op de </text:span></text:span><text:span text:style-name="Strong_20_Emphasis"><text:span text:style-name="T75">Super</text:span></text:span><text:span text:style-name="Strong_20_Emphasis"><text:span text:style-name="T74">-toets</text:span></text:span><text:span text:style-name="Strong_20_Emphasis"><text:span text:style-name="T33"><text:note-ref text:note-class="footnote" text:reference-format="text" text:ref-name="ftn4">4</text:note-ref></text:span></text:span><text:span text:style-name="Strong_20_Emphasis"><text:span text:style-name="T60">, </text:span></text:span><text:span text:style-name="Strong_20_Emphasis"><text:span text:style-name="T76">t</text:span></text:span><text:span text:style-name="Strong_20_Emphasis"><text:span text:style-name="T63">yp </text:span></text:span><text:span text:style-name="Strong_20_Emphasis"><text:span text:style-name="T124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77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</text:span></text:span><text:span text:style-name="Strong_20_Emphasis"><text:span text:style-name="T104">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74">.</text:span></text:span></text:p>
          </table:table-cell>
        </table:table-row>
        <table:table-row table:style-name="TableLine93901390998912">
          <table:table-cell table:style-name="_31_._5f_Installatie_5f_voorbereiden.A1" office:value-type="string">
            <text:p text:style-name="P56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8">K</text:span></text:span><text:span text:style-name="Strong_20_Emphasis"><text:span text:style-name="T79">ie</text:span></text:span><text:span text:style-name="Strong_20_Emphasis"><text:span text:style-name="T80">s</text:span></text:span><text:span text:style-name="Strong_20_Emphasis"><text:span text:style-name="T72"> </text:span></text:span><text:span text:style-name="Strong_20_Emphasis"><text:span text:style-name="T143">1</text:span></text:span><text:span text:style-name="Strong_20_Emphasis"><text:span text:style-name="T144"> </text:span></text:span><text:span text:style-name="Strong_20_Emphasis"><text:span text:style-name="T145">In</text:span></text:span><text:span text:style-name="Strong_20_Emphasis"><text:span text:style-name="T137">stallatie voorberei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8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40"/>
      <text:list xml:id="list191205736149438" text:continue-numbering="true" text:style-name="L1">
        <text:list-item>
          <text:p text:style-name="P93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901390947296">
          <table:table-cell table:style-name="_32_._5f_Installatie_5f_uitvoer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5"><text:span text:style-name="T281">Start de computer op vanaf </text:span><text:span text:style-name="T282">een </text:span><text:span text:style-name="T282"><text:reference-ref text:reference-format="text" text:ref-name="Distributie">Debian</text:reference-ref></text:span><text:span text:style-name="T282"><text:s/></text:span><text:span text:style-name="Strong_20_Emphasis"><text:span text:style-name="T270"><text:reference-ref text:reference-format="text" text:ref-name="Versie">11</text:reference-ref></text:span></text:span><text:span text:style-name="Strong_20_Emphasis"><text:span text:style-name="T270"><text:s/></text:span></text:span><text:span text:style-name="T283">(</text:span><text:span text:style-name="T284">Live</text:span><text:span text:style-name="T159"><text:note text:id="ftn5" text:note-class="footnote"><text:note-citation>1</text:note-citation><text:note-body><text:p text:style-name="P27"><text:span text:style-name="T321">Vanaf ee</text:span>n Live <text:span text:style-name="T324">USB-stick </text:span><text:span text:style-name="T333">(</text:span><text:span text:style-name="T324">of </text:span><text:span text:style-name="T333">cd/dvd</text:span><text:span text:style-name="T291">)</text:span><text:span text:style-name="T325"> </text:span>kunt <text:span text:style-name="T321">u opstarten en</text:span> met <text:reference-ref text:reference-format="text" text:ref-name="Distributie">Debian</text:reference-ref><text:s/>werken zonder deze te installeren.</text:p></text:note-body></text:note></text:span><text:span text:style-name="T160">)</text:span><text:span text:style-name="T158"> </text:span><text:span text:style-name="T161">GNOME</text:span><text:span text:style-name="T158"> </text:span><text:span text:style-name="T162">USB-stick</text:span><text:span text:style-name="T162"><text:note text:id="ftn6" text:note-class="footnote"><text:note-citation>2</text:note-citation><text:note-body><text:p text:style-name="P88"><text:span text:style-name="T20">D</text:span><text:span text:style-name="Strong_20_Emphasis"><text:span text:style-name="T167">ow</text:span></text:span><text:span text:style-name="Strong_20_Emphasis"><text:span text:style-name="T168">nload </text:span></text:span><text:span text:style-name="Strong_20_Emphasis"><text:span text:style-name="T165">e</text:span></text:span><text:span text:style-name="Strong_20_Emphasis"><text:span text:style-name="T169">e</text:span></text:span><text:span text:style-name="Strong_20_Emphasis"><text:span text:style-name="T170">n</text:span></text:span><text:span text:style-name="Strong_20_Emphasis"><text:span text:style-name="T192"> </text:span></text:span><text:span text:style-name="Strong_20_Emphasis"><text:span text:style-name="T168">Live CD </text:span></text:span><text:span text:style-name="Strong_20_Emphasis"><text:span text:style-name="T171">v</text:span></text:span><text:span text:style-name="Strong_20_Emphasis"><text:span text:style-name="T172">anaf</text:span></text:span><text:span text:style-name="Strong_20_Emphasis"><text:span text:style-name="T173"> </text:span></text:span><text:a xlink:type="simple" xlink:href="https://www.debian.org/CD/live/" text:style-name="Internet_20_link" text:visited-style-name="Visited_20_Internet_20_Link"><text:span text:style-name="Strong_20_Emphasis"><text:span text:style-name="T327">debian.org/cd/live</text:span></text:span></text:a><text:span text:style-name="Strong_20_Emphasis"><text:span text:style-name="T173">, blader naar beneden en klik op <text:line-break/></text:span></text:span><text:span text:style-name="Strong_20_Emphasis"><text:span text:style-name="T179">unofficial live images for </text:span></text:span><text:span text:style-name="Strong_20_Emphasis"><text:span text:style-name="T184">“</text:span></text:span><text:span text:style-name="Strong_20_Emphasis"><text:span text:style-name="T193">stable</text:span></text:span><text:span text:style-name="Strong_20_Emphasis"><text:span text:style-name="T184">”</text:span></text:span><text:span text:style-name="Strong_20_Emphasis"><text:span text:style-name="T179"> with firmware included</text:span></text:span><text:span text:style-name="Strong_20_Emphasis"><text:span text:style-name="T173">. <text:line-break/>Klik vervolgens </text:span></text:span><text:span text:style-name="Strong_20_Emphasis"><text:span text:style-name="T176">op</text:span></text:span><text:span text:style-name="Strong_20_Emphasis"><text:span text:style-name="T173"> </text:span></text:span><text:span text:style-name="Strong_20_Emphasis"><text:span text:style-name="T179">amd64/</text:span></text:span><text:span text:style-name="Strong_20_Emphasis"><text:span text:style-name="T173"> en </text:span></text:span><text:span text:style-name="Strong_20_Emphasis"><text:span text:style-name="T176">daarna op </text:span></text:span><text:span text:style-name="Strong_20_Emphasis"><text:span text:style-name="T179">iso-hybrid/</text:span></text:span><text:span text:style-name="Strong_20_Emphasis"><text:span text:style-name="T173">.<text:line-break/></text:span></text:span><text:span text:style-name="Strong_20_Emphasis"><text:span text:style-name="T177">K</text:span></text:span><text:span text:style-name="Strong_20_Emphasis"><text:span text:style-name="T178">lik op</text:span></text:span><text:span text:style-name="Strong_20_Emphasis"><text:span text:style-name="T174"> </text:span></text:span><text:span text:style-name="T180">debian-live-11...</text:span><text:span text:style-name="T181">-</text:span><text:span text:style-name="T180">amd-64-</text:span><text:span text:style-name="T181">gnome</text:span><text:span text:style-name="T182">+non-fre</text:span><text:span text:style-name="T183">e</text:span><text:span text:style-name="T182">.iso</text:span><text:span text:style-name="Strong_20_Emphasis"><text:span text:style-name="T168">.<text:line-break/></text:span></text:span><text:span text:style-name="Strong_20_Emphasis"><text:span text:style-name="T175">P</text:span></text:span><text:span text:style-name="T20">laats een USB-stick </text:span><text:span text:style-name="T21">van </text:span><text:span text:style-name="T20">min</text:span><text:span text:style-name="T22">imaal </text:span><text:span text:style-name="T20">4 GB.</text:span></text:p><text:p text:style-name="P82"><text:span text:style-name="T20"><text:tab/></text:span><text:span text:style-name="Strong_20_Emphasis"><text:span text:style-name="T206">Zoek</text:span></text:span><text:span text:style-name="Strong_20_Emphasis"><text:span text:style-name="T207"> </text:span></text:span><text:span text:style-name="Strong_20_Emphasis"><text:span text:style-name="T225">s</text:span></text:span><text:span text:style-name="Strong_20_Emphasis"><text:span text:style-name="T226">ch</text:span></text:span><text:span text:style-name="Strong_20_Emphasis"><text:span text:style-name="T207"> en klik op het pictogram van</text:span></text:span><text:span text:style-name="Strong_20_Emphasis"><text:span text:style-name="T208"> </text:span></text:span><text:span text:style-name="Strong_20_Emphasis"><text:span text:style-name="T228">Schijven</text:span></text:span><text:span text:style-name="Strong_20_Emphasis"><text:span text:style-name="T209">. Selecteer de USB-stick in de lijst van schijven aan de linkerkant en klik rechtsboven op </text:span></text:span><text:span text:style-name="Strong_20_Emphasis"><text:span text:style-name="T227">Schijfinstellingen</text:span></text:span><text:span text:style-name="Strong_20_Emphasis"><text:span text:style-name="T209"> </text:span></text:span><text:span text:style-name="Strong_20_Emphasis"><text:span text:style-name="T227">⋮</text:span></text:span><text:span text:style-name="Strong_20_Emphasis"><text:span text:style-name="T209"> (icoontje met de drie puntjes).</text:span></text:span></text:p><text:p text:style-name="P83"><text:span text:style-name="Strong_20_Emphasis"><text:span text:style-name="T209"><text:tab/>Kies </text:span></text:span><text:span text:style-name="Strong_20_Emphasis"><text:span text:style-name="T227">Schijfkopie terugzetten</text:span></text:span><text:span text:style-name="Strong_20_Emphasis"><text:span text:style-name="T209"> en selecteer </text:span></text:span><text:span text:style-name="Strong_20_Emphasis"><text:span text:style-name="T221">het net</text:span></text:span><text:span text:style-name="Strong_20_Emphasis"><text:span text:style-name="T219"> gedownloade CD-beeldbestand </text:span></text:span><text:span text:style-name="Strong_20_Emphasis"><text:span text:style-name="T220">(.iso)</text:span></text:span><text:span text:style-name="Strong_20_Emphasis"><text:span text:style-name="T219">.</text:span></text:span></text:p><text:p text:style-name="P82"><text:span text:style-name="Strong_20_Emphasis"><text:span text:style-name="T209"><text:tab/>Klik op </text:span></text:span><text:span text:style-name="Strong_20_Emphasis"><text:span text:style-name="T227">Terugzetten starten</text:span></text:span><text:span text:style-name="Strong_20_Emphasis"><text:span text:style-name="T209"> en vervolgens op </text:span></text:span><text:span text:style-name="Strong_20_Emphasis"><text:span text:style-name="T227">Terugzetten</text:span></text:span><text:span text:style-name="Strong_20_Emphasis"><text:span text:style-name="T210">.<text:line-break/></text:span></text:span><text:span text:style-name="Strong_20_Emphasis"><text:span text:style-name="T223">O</text:span></text:span><text:span text:style-name="Strong_20_Emphasis"><text:span text:style-name="T211">f </text:span></text:span><text:span text:style-name="Strong_20_Emphasis"><text:span text:style-name="T212">gebruik </text:span></text:span><text:span text:style-name="Strong_20_Emphasis"><text:span text:style-name="T213">het programma </text:span></text:span><text:span text:style-name="Strong_20_Emphasis"><text:span text:style-name="T196">Etche</text:span></text:span><text:span text:style-name="Strong_20_Emphasis"><text:span text:style-name="T197">r</text:span></text:span><text:span text:style-name="Strong_20_Emphasis"><text:span text:style-name="T213"> </text:span></text:span><text:span text:style-name="Strong_20_Emphasis"><text:span text:style-name="T214">(</text:span></text:span><text:a xlink:type="simple" xlink:href="https://www.balena.io/etcher/" text:style-name="Internet_20_link" text:visited-style-name="Visited_20_Internet_20_Link"><text:span text:style-name="Strong_20_Emphasis"><text:span text:style-name="T328">etcher.io</text:span></text:span></text:a><text:span text:style-name="Strong_20_Emphasis"><text:span text:style-name="T214">) </text:span></text:span><text:span text:style-name="Strong_20_Emphasis"><text:span text:style-name="T224">dat </text:span></text:span><text:span text:style-name="Strong_20_Emphasis"><text:span text:style-name="T211">beschikbaar </text:span></text:span><text:span text:style-name="Strong_20_Emphasis"><text:span text:style-name="T224">is </text:span></text:span><text:span text:style-name="Strong_20_Emphasis"><text:span text:style-name="T211">voor </text:span></text:span><text:span text:style-name="Strong_20_Emphasis"><text:span text:style-name="T209">Windows, </text:span></text:span><text:span text:style-name="Strong_20_Emphasis"><text:span text:style-name="T215">mac</text:span></text:span><text:span text:style-name="Strong_20_Emphasis"><text:span text:style-name="T216">OS</text:span></text:span><text:span text:style-name="Strong_20_Emphasis"><text:span text:style-name="T213">, </text:span></text:span><text:span text:style-name="Strong_20_Emphasis"><text:span text:style-name="T214">en </text:span></text:span><text:span text:style-name="Strong_20_Emphasis"><text:span text:style-name="T217">GNU/</text:span></text:span><text:span text:style-name="Strong_20_Emphasis"><text:span text:style-name="T213">Linux</text:span></text:span><text:span text:style-name="Strong_20_Emphasis"><text:span text:style-name="T218">.</text:span></text:span></text:p></text:note-body></text:note></text:span><text:span text:style-name="T158">.</text:span></text:p>
            <text:p text:style-name="P51"><text:span text:style-name="T163">Opstartmenu/</text:span><text:span text:style-name="T164">boot menu</text:span><text:span text:style-name="T163"> </text:span><text:span text:style-name="T158">via </text:span><text:span text:style-name="Definition"><text:span text:style-name="T5">opstartmenu</text:span></text:span><text:span text:style-name="T158">, </text:span><text:span text:style-name="T163">instellingen/</text:span><text:span text:style-name="T164">setup</text:span><text:span text:style-name="T158"> via </text:span><text:span text:style-name="Definition"><text:span text:style-name="T5">instellingen</text:span></text:span><text:span text:style-name="T158">.</text:span></text:p>
          </table:table-cell>
        </table:table-row>
        <table:table-row table:style-name="TableLine93901390965504">
          <table:table-cell table:style-name="_32_._5f_Installatie_5f_uitvoeren.A1" office:value-type="string">
            <text:p text:style-name="P56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06">K</text:span></text:span><text:span text:style-name="Strong_20_Emphasis"><text:span text:style-name="T107">ies </text:span></text:span><text:span text:style-name="Strong_20_Emphasis"><text:span text:style-name="T108">eerste keuze </text:span></text:span><text:span text:style-name="Strong_20_Emphasis"><text:span text:style-name="T109">en druk op de </text:span></text:span><text:span text:style-name="Strong_20_Emphasis"><text:span text:style-name="T110">Enter</text:span></text:span><text:span text:style-name="Strong_20_Emphasis"><text:span text:style-name="T109">-toets.</text:span></text:span></text:p>
          </table:table-cell>
        </table:table-row>
        <table:table-row table:style-name="TableLine93901391114416"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><text:span text:style-name="Strong_20_Emphasis"><text:span text:style-name="T103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4">V</text:span></text:span><text:span text:style-name="Strong_20_Emphasis"><text:span text:style-name="T39">olg de aanwijzingen </text:span></text:span><text:span text:style-name="Strong_20_Emphasis"><text:span text:style-name="T53">op de schermen</text:span></text:span><text:span text:style-name="Strong_20_Emphasis"><text:span text:style-name="T11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4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2"><text:s/></text:span></text:span><text:span text:style-name="Strong_20_Emphasis"><text:span text:style-name="T105"><draw:control text:anchor-type="as-char" draw:z-index="20" draw:name="Vorm11_0" draw:style-name="gr1" draw:text-style-name="P96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7"><text:span text:style-name="Strong_20_Emphasis"><text:span text:style-name="T40">Als het scherm </text:span></text:span><text:span text:style-name="Strong_20_Emphasis"><text:span text:style-name="T132">Wi-Fi</text:span></text:span><text:span text:style-name="Strong_20_Emphasis"><text:span text:style-name="T40"> verschijnt, kies </text:span></text:span><text:span text:style-name="Strong_20_Emphasis"><text:span text:style-name="T55">het</text:span></text:span><text:span text:style-name="Strong_20_Emphasis"><text:span text:style-name="T40"> draadloos netwerk, maak verbinding, en klik op</text:span></text:span><text:span text:style-name="Strong_20_Emphasis"><text:span text:style-name="T113"> </text:span></text:span><text:span text:style-name="Strong_20_Emphasis"><text:span text:style-name="T150">N</text:span></text:span><text:span text:style-name="Strong_20_Emphasis"><text:span text:style-name="T130">ext</text:span></text:span><text:span text:style-name="Strong_20_Emphasis"><text:span text:style-name="T11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3901391160736">
          <table:table-cell table:style-name="_32_._5f_Installatie_5f_uitvoeren.A1" office:value-type="string">
            <text:p text:style-name="P62"><text:span text:style-name="Strong_20_Emphasis"><text:span text:style-name="T56"><text:s/></text:span></text:span><text:span text:style-name="Strong_20_Emphasis"><text:span text:style-name="T103"><draw:control text:anchor-type="as-char" draw:z-index="14" draw:name="Vorm13_1" draw:style-name="gr1" draw:text-style-name="P96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1">Start de installatie</text:span></text:span><text:span text:style-name="Strong_20_Emphasis"><text:span text:style-name="T114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84">klik op </text:span></text:span><text:span text:style-name="Strong_20_Emphasis"><text:span text:style-name="T126">Activities</text:span></text:span><text:span text:style-name="Strong_20_Emphasis"><text:span text:style-name="T84"> en </text:span></text:span><text:span text:style-name="Strong_20_Emphasis"><text:span text:style-name="T85">een </text:span></text:span><text:span text:style-name="Strong_20_Emphasis"><text:span text:style-name="T84">klik op</text:span></text:span><text:span text:style-name="Strong_20_Emphasis"><text:span text:style-name="T86"> </text:span></text:span><text:span text:style-name="Strong_20_Emphasis"><text:span text:style-name="T127">Install Debian</text:span></text:span><text:span text:style-name="Strong_20_Emphasis"><text:span text:style-name="T42">.</text:span></text:span></text:p>
          </table:table-cell>
        </table:table-row>
        <table:table-row table:style-name="TableLine93901391161248">
          <table:table-cell table:style-name="_32_._5f_Installatie_5f_uitvoeren.A1" office:value-type="string">
            <text:p text:style-name="P56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1">Bij </text:span></text:span><text:span text:style-name="Strong_20_Emphasis"><text:span text:style-name="T133">Welcome</text:span></text:span><text:span text:style-name="Strong_20_Emphasis"><text:span text:style-name="T41"> kies </text:span></text:span><text:span text:style-name="Strong_20_Emphasis"><text:span text:style-name="T133">Nederlands</text:span></text:span><text:span text:style-name="Strong_20_Emphasis"><text:span text:style-name="T41"> en klik op </text:span></text:span><text:span text:style-name="Strong_20_Emphasis"><text:span text:style-name="T133">Volgende</text:span></text:span><text:span text:style-name="Strong_20_Emphasis"><text:span text:style-name="T41">.</text:span></text:span></text:p>
          </table:table-cell>
        </table:table-row>
        <table:table-row table:style-name="TableLine93901391161872">
          <table:table-cell table:style-name="_32_._5f_Installatie_5f_uitvoeren.A1" office:value-type="string">
            <text:p text:style-name="P69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22">Locatie</text:span> kies bij <text:span text:style-name="T322">Regio</text:span> voor <text:span text:style-name="T322">Europa</text:span> en klik op <text:span text:style-name="T322">Volgende</text:span>.</text:p>
          </table:table-cell>
        </table:table-row>
        <table:table-row table:style-name="TableLine93901391261072">
          <table:table-cell table:style-name="_32_._5f_Installatie_5f_uitvoeren.A1" office:value-type="string">
            <text:p text:style-name="P69"><text:span text:style-name="Strong_20_Emphasis"><text:span text:style-name="T56"/></text:span></text:p>
          </table:table-cell>
          <table:table-cell table:style-name="_32_._5f_Installatie_5f_uitvoeren.A1" office:value-type="string">
            <text:p text:style-name="P9">Bij <text:span text:style-name="T322">Toetsenbord</text:span> kies <text:span text:style-name="T322">English (US)</text:span> en klik op <text:span text:style-name="T322">Volgende</text:span>.</text:p>
          </table:table-cell>
        </table:table-row>
        <table:table-row table:style-name="TableLine93901391261696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3901391262320">
          <table:table-cell table:style-name="_32_._5f_Installatie_5f_uitvoeren.A1" office:value-type="string">
            <text:p text:style-name="P69"><text:span text:style-name="Strong_20_Emphasis"><text:span text:style-name="T56"><text:s/></text:span></text:span><text:span text:style-name="Strong_20_Emphasis"><text:span text:style-name="T103"><draw:control text:anchor-type="as-char" draw:z-index="15" draw:name="Vorm13_4" draw:style-name="gr1" draw:text-style-name="P96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67"><text:span text:style-name="T6">Bij </text:span><text:span text:style-name="T17">Partities</text:span><text:span text:style-name="T6"> </text:span><text:span text:style-name="T279">selecteer</text:span><text:span text:style-name="T6"> </text:span><text:span text:style-name="T7">de </text:span><text:span text:style-name="T6">gewenste </text:span><text:span text:style-name="T280">optie</text:span><text:span text:style-name="Strong_20_Emphasis"><text:span text:style-name="T41"> </text:span></text:span><text:span text:style-name="Strong_20_Emphasis"><text:span text:style-name="T43">en klik op </text:span></text:span><text:span text:style-name="Strong_20_Emphasis"><text:span text:style-name="T134">Volgende</text:span></text:span><text:span text:style-name="Strong_20_Emphasis"><text:span text:style-name="T43">.</text:span></text:span></text:p>
          </table:table-cell>
        </table:table-row>
        <table:table-row table:style-name="TableLine93901391262944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3901391258384">
          <table:table-cell table:style-name="_32_._5f_Installatie_5f_uitvoer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3" draw:name="Vorm13" draw:style-name="gr1" draw:text-style-name="P96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11">Bij </text:span></text:span><text:span text:style-name="Strong_20_Emphasis"><text:span text:style-name="T131">Gebruikers</text:span></text:span><text:span text:style-name="Strong_20_Emphasis"><text:span text:style-name="T111"> vul in </text:span></text:span><text:span text:style-name="Strong_20_Emphasis"><text:span text:style-name="T135">Wat is je naam?</text:span></text:span><text:span text:style-name="Strong_20_Emphasis"><text:span text:style-name="T44"> </text:span></text:span><text:span text:style-name="Definition"><text:span text:style-name="T13">gebruiker</text:span></text:span><text:span text:style-name="Strong_20_Emphasis"><text:span text:style-name="T101">,</text:span></text:span><text:span text:style-name="Strong_20_Emphasis"><text:span text:style-name="T45"> </text:span></text:span><text:span text:style-name="Strong_20_Emphasis"><text:span text:style-name="T135">Welke naam wil je gebruiken om in te loggen?</text:span></text:span><text:span text:style-name="Strong_20_Emphasis"><text:span text:style-name="T45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1">, </text:span></text:span><text:span text:style-name="Strong_20_Emphasis"><text:span text:style-name="T136">Wat is de </text:span></text:span><text:span text:style-name="Strong_20_Emphasis"><text:span text:style-name="T135">naam van deze </text:span></text:span><text:span text:style-name="Strong_20_Emphasis"><text:span text:style-name="T136">computer</text:span></text:span><text:span text:style-name="Strong_20_Emphasis"><text:span text:style-name="T46"> </text:span></text:span><text:span text:style-name="Definition"><text:span text:style-name="T13">computernaam</text:span></text:span><text:span text:style-name="Strong_20_Emphasis"><text:span text:style-name="T44">, </text:span></text:span><text:span text:style-name="Strong_20_Emphasis"><text:span text:style-name="T45">v</text:span></text:span><text:span text:style-name="Strong_20_Emphasis"><text:span text:style-name="T44">ul </text:span></text:span><text:span text:style-name="Strong_20_Emphasis"><text:span text:style-name="T47">tweemaal het wachtwoord </text:span></text:span><text:span text:style-name="Strong_20_Emphasis"><text:span text:style-name="T44">in</text:span></text:span><text:span text:style-name="Strong_20_Emphasis"><text:span text:style-name="T119">,</text:span></text:span><text:span text:style-name="Strong_20_Emphasis"><text:span text:style-name="T44"> </text:span></text:span><text:span text:style-name="Strong_20_Emphasis"><text:span text:style-name="T48">en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8">V</text:span></text:span><text:span text:style-name="Strong_20_Emphasis"><text:span text:style-name="T139">olgende</text:span></text:span><text:span text:style-name="Strong_20_Emphasis"><text:span text:style-name="T38">.</text:span></text:span></text:p>
          </table:table-cell>
        </table:table-row>
        <table:table-row table:style-name="TableLine93901391259008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3901391259632">
          <table:table-cell table:style-name="_32_._5f_Installatie_5f_uitvoer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4" draw:name="Vorm14" draw:style-name="gr1" draw:text-style-name="P9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9">Bij </text:span></text:span><text:span text:style-name="Strong_20_Emphasis"><text:span text:style-name="T151">Samenvatting</text:span></text:span><text:span text:style-name="Strong_20_Emphasis"><text:span text:style-name="T116"> </text:span></text:span><text:span text:style-name="Strong_20_Emphasis"><text:span text:style-name="T117">controleer het overzicht en</text:span></text:span><text:span text:style-name="Strong_20_Emphasis"><text:span text:style-name="T48">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40">Installeer</text:span></text:span><text:span text:style-name="Strong_20_Emphasis"><text:span text:style-name="T38">.</text:span></text:span></text:p>
          </table:table-cell>
        </table:table-row>
      </table:table>
      <text:p text:style-name="P50"><text:span text:style-name="Strong_20_Emphasis"><text:span text:style-name="T115"/></text:span></text:p>
      <text:list xml:id="list191206154155464" text:continue-numbering="true" text:style-name="L1">
        <text:list-item>
          <text:p text:style-name="P95"><text:span text:style-name="Strong_20_Emphasis"><text:span text:style-name="T152">Installatie </text:span></text:span><text:span text:style-name="Strong_20_Emphasis"><text:span text:style-name="T153">afronden</text:span></text:span></text:p>
        </text:list-item>
      </text:list>
      <text:p text:style-name="P52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901391278240">
          <table:table-cell table:style-name="_33_._5f_Installatie_5f_afronden.A1" office:value-type="string">
            <text:p text:style-name="P57"><text:span text:style-name="Strong_20_Emphasis"><text:span text:style-name="T56"><text:s/></text:span></text:span><text:span text:style-name="Strong_20_Emphasis"><text:span text:style-name="T103"><draw:control text:anchor-type="as-char" draw:z-index="5" draw:name="Vorm22" draw:style-name="gr1" draw:text-style-name="P96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0">.</text:span></text:span></text:p>
          </table:table-cell>
        </table:table-row>
        <table:table-row table:style-name="TableLine93901391290832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3901391396464">
          <table:table-cell table:style-name="_33_._5f_Installatie_5f_afronden.A1" office:value-type="string">
            <text:p text:style-name="P56"><text:span text:style-name="Strong_20_Emphasis"><text:span text:style-name="T56"><text:s/></text:span></text:span><text:span text:style-name="Strong_20_Emphasis"><text:span text:style-name="T103"><draw:control text:anchor-type="as-char" draw:z-index="13" draw:name="Vorm4_1" draw:style-name="gr1" draw:text-style-name="P96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9"><text:span text:style-name="Strong_20_Emphasis"><text:span text:style-name="T56">Installeer </text:span></text:span><text:span text:style-name="Strong_20_Emphasis"><text:span text:style-name="T100">pakket kz</text:span></text:span><text:span text:style-name="Strong_20_Emphasis"><text:span text:style-name="T100"><text:note text:id="ftn7" text:note-class="footnote"><text:note-citation>1</text:note-citation><text:note-body><text:p text:style-name="P85"><text:span text:style-name="T338">Debian-</text:span><text:span text:style-name="T339">p</text:span>akket kz plaatst documenten en scripts van Karel Zimmer <text:span text:style-name="T337">(zie </text:span><text:a xlink:type="simple" xlink:href="https://karelzimmer.nl/" text:style-name="Internet_20_link" text:visited-style-name="Visited_20_Internet_20_Link"><text:span text:style-name="Strong_20_Emphasis"><text:span text:style-name="T329">karelzimmer.nl</text:span></text:span></text:a><text:span text:style-name="Strong_20_Emphasis"><text:span text:style-name="T222">) </text:span></text:span>voor het installeren en beheren van <text:span text:style-name="T336">Debian</text:span> <text:span text:style-name="T336">GNU/</text:span>Linux.</text:p></text:note-body></text:note></text:span></text:span><text:span text:style-name="Strong_20_Emphasis"><text:span text:style-name="T100"> </text:span></text:span><text:span text:style-name="Strong_20_Emphasis"><text:span text:style-name="T58">via </text:span></text:span><text:span text:style-name="Strong_20_Emphasis"><text:span text:style-name="T60">een </text:span></text:span><text:span text:style-name="Strong_20_Emphasis"><text:span text:style-name="T61">druk op de </text:span></text:span><text:span text:style-name="Strong_20_Emphasis"><text:span text:style-name="T75">Super</text:span></text:span><text:span text:style-name="Strong_20_Emphasis"><text:span text:style-name="T61">-toets</text:span></text:span><text:span text:style-name="Strong_20_Emphasis"><text:span text:style-name="T61"><text:note text:id="ftn8" text:note-class="footnote"><text:note-citation>2</text:note-citation><text:note-body><text:p text:style-name="P24"><text:span text:style-name="T250">De </text:span><text:span text:style-name="T251">Super</text:span><text:span text:style-name="T250">-toets is de Windows</text:span><text:span text:style-name="T252">-</text:span><text:span text:style-name="T253">toets</text:span><text:span text:style-name="T250">, </text:span><text:span text:style-name="T252">C</text:span><text:span text:style-name="T250">ommand-</text:span><text:span text:style-name="T253">toets</text:span><text:span text:style-name="T250">, of </text:span><text:span text:style-name="T252">V</text:span><text:span text:style-name="T250">ergrootglas-toets.</text:span>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1">ter</text:span></text:span><text:span text:style-name="Strong_20_Emphasis"><text:span text:style-name="T122">m</text:span></text:span><text:span text:style-name="Strong_20_Emphasis"><text:span text:style-name="T64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23">Terminalvenster</text:span></text:span><text:span text:style-name="Strong_20_Emphasis"><text:span text:style-name="T64">. </text:span></text:span></text:p>
          </table:table-cell>
        </table:table-row>
        <table:table-row table:style-name="TableLine93901391396752">
          <table:table-cell table:style-name="_33_._5f_Installatie_5f_afronden.A1" office:value-type="string">
            <text:p text:style-name="P60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63"><text:span text:style-name="T4">Typ</text:span><text:span text:style-name="Strong_20_Emphasis"><text:span text:style-name="T68">, of </text:span></text:span><text:span text:style-name="Strong_20_Emphasis"><text:span text:style-name="T64">kopieer en plak, de</text:span></text:span><text:span text:style-name="Strong_20_Emphasis"><text:span text:style-name="T87">z</text:span></text:span><text:span text:style-name="Strong_20_Emphasis"><text:span text:style-name="T88">e</text:span></text:span><text:span text:style-name="Strong_20_Emphasis"><text:span text:style-name="T64"> </text:span></text:span><text:span text:style-name="Strong_20_Emphasis"><text:span text:style-name="T70">drie </text:span></text:span><text:span text:style-name="Strong_20_Emphasis"><text:span text:style-name="T64">opdrachten, ieder gevolgd door de </text:span></text:span><text:span text:style-name="Strong_20_Emphasis"><text:span text:style-name="T59">Enter</text:span></text:span><text:span text:style-name="Strong_20_Emphasis"><text:span text:style-name="T58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text:span text:style-name="User_20_Entry"><text:span text:style-name="T31"><text:line-break/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 table:style-name="TableLine93901391397040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5"><text:span text:style-name="Strong_20_Emphasis"><text:span text:style-name="T70">V</text:span></text:span><text:span text:style-name="Strong_20_Emphasis"><text:span text:style-name="T71">olg </text:span></text:span><text:span text:style-name="Strong_20_Emphasis"><text:span text:style-name="T72">de aanwijzingen op het scherm.</text:span></text:span></text:p>
          </table:table-cell>
        </table:table-row>
        <table:table-row table:style-name="TableLine93901391397328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3901391397616">
          <table:table-cell table:style-name="_33_._5f_Installatie_5f_afronden.A1" office:value-type="string">
            <text:p text:style-name="P57"><text:span text:style-name="Strong_20_Emphasis"><text:span text:style-name="T56"><text:s/></text:span></text:span><text:span text:style-name="Strong_20_Emphasis"><text:span text:style-name="T103"><draw:control text:anchor-type="as-char" draw:z-index="6" draw:name="Vorm33" draw:style-name="gr1" draw:text-style-name="P9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9">Rond de</text:span></text:span><text:span text:style-name="Strong_20_Emphasis"><text:span text:style-name="T90"> installatie </text:span></text:span><text:span text:style-name="Strong_20_Emphasis"><text:span text:style-name="T89">af</text:span></text:span><text:span text:style-name="Strong_20_Emphasis"><text:span text:style-name="T89"><text:note text:id="ftn9" text:note-class="footnote"><text:note-citation>3</text:note-citation><text:note-body><text:p text:style-name="P81">De installatie kan <text:span text:style-name="T334">ge</text:span>controle<text:span text:style-name="T334">e</text:span>r<text:span text:style-name="T334">d worden </text:span>op volledigheid met <text:span text:style-name="T335">bestand</text:span> <text:span text:style-name="T323">Persoonlijke map / kz / Apps</text:span>.</text:p></text:note-body></text:note></text:span></text:span><text:span text:style-name="Strong_20_Emphasis"><text:span text:style-name="T89">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4"><text:note-ref text:note-class="footnote" text:reference-format="text" text:ref-name="ftn8">2</text:note-ref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8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61">.</text:span></text:span></text:p>
          </table:table-cell>
        </table:table-row>
        <table:table-row table:style-name="TableLine93901391397904">
          <table:table-cell table:style-name="_33_._5f_Installatie_5f_afronden.A1" office:value-type="string">
            <text:p text:style-name="P57"><text:span text:style-name="Strong_20_Emphasis"><text:span text:style-name="T56"/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6">3 </text:span></text:span><text:span text:style-name="Strong_20_Emphasis"><text:span text:style-name="T147">Installatie</text:span></text:span><text:span text:style-name="Strong_20_Emphasis"><text:span text:style-name="T148"> </text:span></text:span><text:span text:style-name="Strong_20_Emphasis"><text:span text:style-name="T149">afrond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3">v</text:span></text:span><text:span text:style-name="Strong_20_Emphasis"><text:span text:style-name="T72">olg de aanwijzingen op het scherm.</text:span></text:span></text:p>
          </table:table-cell>
        </table:table-row>
      </table:table>
      <text:p text:style-name="P52"><text:span text:style-name="Strong_20_Emphasis"><text:span text:style-name="T50"><text:tab/></text:span></text:span></text:p>
      <text:p text:style-name="P53"><text:span text:style-name="Strong_20_Emphasis"><text:span text:style-name="T82"/></text:span></text:p>
      <text:p text:style-name="P54"><text:span text:style-name="Strong_20_Emphasis"><text:span text:style-name="T72"/></text:span></text:p>
      <text:list xml:id="list191204406688784" text:continue-numbering="true" text:style-name="L1">
        <text:list-item>
          <text:p text:style-name="P94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 table:style-name="TableLine93901391398192">
          <table:table-cell table:style-name="Tabel2.A1" office:value-type="string">
            <text:p text:style-name="P71"><text:span text:style-name="Strong_20_Emphasis"><text:span text:style-name="T56"><text:s/></text:span></text:span><text:span text:style-name="Strong_20_Emphasis"><text:span text:style-name="T103"><draw:control text:anchor-type="as-char" draw:z-index="16" draw:name="Vorm36_0" draw:style-name="gr1" draw:text-style-name="P96" svg:width="0.35cm" svg:height="0.35cm" draw:control="control17"/></text:span></text:span></text:p>
          </table:table-cell>
          <table:table-cell table:style-name="Tabel2.A1" office:value-type="string">
            <text:p text:style-name="P47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7"><text:note text:id="ftn10" text:note-class="footnote"><text:note-citation>1</text:note-citation><text:note-body><text:p text:style-name="P78"><text:span text:style-name="User_20_Entry"><text:span text:style-name="T166">E</text:span></text:span><text:span text:style-name="User_20_Entry"><text:span text:style-name="T185">v</text:span></text:span><text:span text:style-name="User_20_Entry"><text:span text:style-name="T186">en</text:span></text:span><text:span text:style-name="User_20_Entry"><text:span text:style-name="T188">t</text:span></text:span><text:span text:style-name="User_20_Entry"><text:span text:style-name="T189">uele </text:span></text:span><text:span text:style-name="User_20_Entry"><text:span text:style-name="T190">extra </text:span></text:span><text:span text:style-name="User_20_Entry"><text:span text:style-name="T194">gebruiker</text:span></text:span><text:span text:style-name="User_20_Entry"><text:span text:style-name="T190">s aanmelden </text:span></text:span><text:span text:style-name="User_20_Entry"><text:span text:style-name="T191">en dezelfde stappen uitvoeren</text:span></text:span><text:span text:style-name="User_20_Entry"><text:span text:style-name="T187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 table:style-name="TableLine93901391433424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3901391466192">
          <table:table-cell table:style-name="Tabel2.A1" office:value-type="string">
            <text:p text:style-name="P74"><text:span text:style-name="Strong_20_Emphasis"><text:span text:style-name="T56"><text:s/></text:span></text:span><text:span text:style-name="Strong_20_Emphasis"><text:span text:style-name="T103"><draw:control text:anchor-type="as-char" draw:z-index="17" draw:name="Vorm36_2" draw:style-name="gr1" draw:text-style-name="P96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94">R</text:span></text:span><text:span text:style-name="Strong_20_Emphasis"><text:span text:style-name="T95">icht </text:span></text:span><text:span text:style-name="Strong_20_Emphasis"><text:span text:style-name="T96">de </text:span></text:span><text:span text:style-name="Definition"><text:span text:style-name="T24">gebruiker</text:span></text:span><text:span text:style-name="Strong_20_Emphasis"><text:span text:style-name="T95"> </text:span></text:span><text:span text:style-name="Strong_20_Emphasis"><text:span text:style-name="T97">in </text:span></text:span><text:span text:style-name="Strong_20_Emphasis"><text:span text:style-name="T58">via </text:span></text:span><text:span text:style-name="Strong_20_Emphasis"><text:span text:style-name="T91">een</text:span></text:span><text:span text:style-name="Strong_20_Emphasis"><text:span text:style-name="T92"> druk</text:span></text:span><text:span text:style-name="Strong_20_Emphasis"><text:span text:style-name="T91"> op</text:span></text:span><text:span text:style-name="Strong_20_Emphasis"><text:span text:style-name="T67"> de </text:span></text:span><text:span text:style-name="Strong_20_Emphasis"><text:span text:style-name="T75">Super</text:span></text:span><text:span text:style-name="Strong_20_Emphasis"><text:span text:style-name="T67">-toets</text:span></text:span><text:span text:style-name="Strong_20_Emphasis"><text:span text:style-name="T34"><text:note text:id="ftn11" text:note-class="footnote"><text:note-citation>2</text:note-citation><text:note-body><text:p text:style-name="P25"><text:span text:style-name="T250">D</text:span>e <text:span text:style-name="T332">Super</text:span>-toets <text:span text:style-name="T250">is </text:span>de Windows<text:span text:style-name="T330">-</text:span><text:span text:style-name="T331">toets</text:span>, <text:span text:style-name="T330">C</text:span>ommand-<text:span text:style-name="T331">toets</text:span>, of <text:span text:style-name="T330">V</text:span>ergrootglas-toets.</text:p></text:note-body></text:note></text:span></text:span><text:span text:style-name="Strong_20_Emphasis"><text:span text:style-name="T60">, </text:span></text:span><text:span text:style-name="Strong_20_Emphasis"><text:span text:style-name="T62">t</text:span></text:span><text:span text:style-name="Strong_20_Emphasis"><text:span text:style-name="T63">yp </text:span></text:span><text:span text:style-name="Strong_20_Emphasis"><text:span text:style-name="T128">men</text:span></text:span><text:span text:style-name="Strong_20_Emphasis"><text:span text:style-name="T125">u</text:span></text:span><text:span text:style-name="Strong_20_Emphasis"><text:span text:style-name="T61"> </text:span></text:span><text:span text:style-name="Strong_20_Emphasis"><text:span text:style-name="T65">e</text:span></text:span><text:span text:style-name="Strong_20_Emphasis"><text:span text:style-name="T58">n </text:span></text:span><text:span text:style-name="Strong_20_Emphasis"><text:span text:style-name="T66">k</text:span></text:span><text:span text:style-name="Strong_20_Emphasis"><text:span text:style-name="T58">lik op het pictogram van </text:span></text:span><text:span text:style-name="Strong_20_Emphasis"><text:span text:style-name="T141">Installatiem</text:span></text:span><text:span text:style-name="Strong_20_Emphasis"><text:span text:style-name="T142">enu</text:span></text:span><text:span text:style-name="Strong_20_Emphasis"><text:span text:style-name="T61">.</text:span></text:span></text:p>
          </table:table-cell>
        </table:table-row>
        <table:table-row table:style-name="TableLine93901391466480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6"><text:span text:style-name="Strong_20_Emphasis"><text:span text:style-name="T81">K</text:span></text:span><text:span text:style-name="Strong_20_Emphasis"><text:span text:style-name="T79">ie</text:span></text:span><text:span text:style-name="Strong_20_Emphasis"><text:span text:style-name="T80">s </text:span></text:span><text:span text:style-name="Strong_20_Emphasis"><text:span text:style-name="T146">4 </text:span></text:span><text:span text:style-name="Strong_20_Emphasis"><text:span text:style-name="T129">Gebruiker inrichten</text:span></text:span><text:span text:style-name="Strong_20_Emphasis"><text:span text:style-name="T81"> </text:span></text:span><text:span text:style-name="Strong_20_Emphasis"><text:span text:style-name="T82">en </text:span></text:span><text:span text:style-name="Strong_20_Emphasis"><text:span text:style-name="T98">v</text:span></text:span><text:span text:style-name="Strong_20_Emphasis"><text:span text:style-name="T72">olg de aanwijzingen op het scherm</text:span></text:span><text:span text:style-name="Strong_20_Emphasis"><text:span text:style-name="T120">.</text:span></text:span></text:p>
          </table:table-cell>
        </table:table-row>
      </table:table>
      <text:p text:style-name="P44"><text:span text:style-name="Strong_20_Emphasis"><text:span text:style-name="T99"/></text:span></text:p>
      <text:p text:style-name="P19"/>
      <text:p text:style-name="P19"/>
      <text:p text:style-name="P77"><text:span text:style-name="T154">E</text:span><text:span text:style-name="T155">inde c</text:span><text:span text:style-name="T156">hecklist, </text:span><text:span text:style-name="T157">d</text:span><text:span text:style-name="T156">e</text:span><text:span text:style-name="T271"> installatie van </text:span><text:span text:style-name="T271"><text:reference-ref text:reference-format="text" text:ref-name="Distributie">Debian</text:reference-ref></text:span><text:span text:style-name="T271"><text:s/></text:span><text:span text:style-name="Strong_20_Emphasis"><text:span text:style-name="T272">GNU/Linux</text:span></text:span><text:span text:style-name="Strong_20_Emphasis"><text:span text:style-name="T271"> </text:span></text:span><text:span text:style-name="T273"><text:reference-ref text:reference-format="text" text:ref-name="Versie">11</text:reference-ref></text:span><text:span text:style-name="Strong_20_Emphasis"><text:span text:style-name="T275"><text:s/></text:span></text:span><text:span text:style-name="Strong_20_Emphasis"><text:span text:style-name="T276">LTS</text:span></text:span><text:span text:style-name="T274"> </text:span><text:span text:style-name="T271"><text:reference-ref text:reference-format="text" text:ref-name="Editie">Desktop</text:reference-ref></text:span><text:span text:style-name="T271"><text:s/>is voltooid.</text:span></text:p>
      <text:p text:style-name="P43"/>
      <text:p text:style-name="P35"><text:span text:style-name="T112">Geschreven</text:span><text:span text:style-name="T51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51">&gt;</text:span><text:span text:style-name="T5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9-12T19:12:03.883699765">12-09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9-12T19:12:03.720303259</dc:date>
    <meta:keyword>Installatie</meta:keyword>
    <meta:keyword>Checklist</meta:keyword>
    <meta:keyword>Linux</meta:keyword>
    <meta:editing-cycles>6649</meta:editing-cycles>
    <meta:editing-duration>P11DT16H52M14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28" meta:character-count="5013" meta:non-whitespace-character-count="4307"/>
    <meta:user-defined meta:name="Info 1"/>
    <meta:user-defined meta:name="Info 2"/>
    <meta:user-defined meta:name="Info 3"/>
    <meta:user-defined meta:name="Info 4"/>
  </office:meta>
</office:document-meta>
</file>